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099cm"/>
    </style:style>
    <style:style style:name="co3" style:family="table-column">
      <style:table-column-properties fo:break-before="auto" style:column-width="0.70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319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Ship</text:p>
          </table:table-cell>
          <table:table-cell office:value-type="string">
            <text:p>Trida</text:p>
          </table:table-cell>
          <table:table-cell office:value-type="string">
            <text:p>Lvl</text:p>
          </table:table-cell>
          <table:table-cell office:value-type="string">
            <text:p>VelikostX</text:p>
          </table:table-cell>
          <table:table-cell office:value-type="string">
            <text:p>VelikostY</text:p>
          </table:table-cell>
          <table:table-cell office:value-type="string">
            <text:p>HP</text:p>
          </table:table-cell>
          <table:table-cell office:value-type="string">
            <text:p>Cargo</text:p>
          </table:table-cell>
          <table:table-cell office:value-type="string">
            <text:p>Speed</text:p>
          </table:table-cell>
          <table:table-cell office:value-type="string">
            <text:p>Generatory</text:p>
          </table:table-cell>
          <table:table-cell office:value-type="string">
            <text:p>Zbrane</text:p>
          </table:table-cell>
          <table:table-cell office:value-type="string">
            <text:p>Demage</text:p>
          </table:table-cell>
          <table:table-cell office:value-type="string">
            <text:p>Shield</text:p>
          </table:table-cell>
          <table:table-cell office:value-type="string">
            <text:p>XP</text:p>
          </table:table-cell>
          <table:table-cell office:value-type="string">
            <text:p>HONOR</text:p>
          </table:table-cell>
          <table:table-cell office:value-type="string">
            <text:p>CREDITS</text:p>
          </table:table-cell>
          <table:table-cell office:value-type="string">
            <text:p>PLATINA</text:p>
          </table:table-cell>
        </table:table-row>
        <table:table-row table:style-name="ro1">
          <table:table-cell office:value-type="string">
            <text:p>Egl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odienda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57.5</text:p>
          </table:table-cell>
          <table:table-cell office:value-type="float" office:value="700">
            <text:p>7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Lod_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od_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od_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Lod_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Lod_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Lod_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000">
            <text:p>7000</text:p>
          </table:table-cell>
          <table:table-cell office:value-type="float" office:value="700">
            <text:p>700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Lod_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Streuner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.05.2016</text:date>, <text:time>20:56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2T20:56:09.71</dc:date>
    <meta:editing-duration>PT1M51S</meta:editing-duration>
    <meta:editing-cycles>2</meta:editing-cycles>
    <meta:document-statistic meta:table-count="1" meta:cell-count="106" meta:object-count="0"/>
  </office:meta>
</office:document-meta>
</file>